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30000022DBA97DDE92556D04E.png" manifest:media-type="image/png"/>
  <manifest:file-entry manifest:full-path="Pictures/100002010000030000000168EA037609FBC9D1B3.png" manifest:media-type="image/png"/>
  <manifest:file-entry manifest:full-path="Pictures/1000020100000291000000566830B6ECD6DE779C.png" manifest:media-type="image/png"/>
  <manifest:file-entry manifest:full-path="Pictures/10000201000003000000016897AF81DC0B09C500.png" manifest:media-type="image/png"/>
  <manifest:file-entry manifest:full-path="Pictures/10000201000001A20000016E3FD365E8BC37D6DF.png" manifest:media-type="image/png"/>
  <manifest:file-entry manifest:full-path="Pictures/1000020100000300000001688AE1EF52D70BFE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7.871cm" svg:x="13.434cm" svg:y="10.151cm">
          <text:p text:style-name="P3"><text:span text:style-name="T2">Bias correction</text:span></text:p>
          <text:p text:style-name="P3"><text:span text:style-name="T2">in exponentially </text:span></text:p>
          <text:p text:style-name="P3"><text:span text:style-name="T2">weighted a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as correction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508cm" svg:y="0.508cm" presentation:class="title" presentation:user-transformed="true">
          <draw:text-box>
            <text:p text:style-name="P8"><text:span text:style-name="T4">Bias correction</text:span></text:p>
          </draw:text-box>
        </draw:frame>
        <draw:g draw:name="Group 30">
          <draw:g draw:name="Group 31">
            <draw:custom-shape draw:name="Straight Arrow Connector 35" draw:style-name="gr7" draw:text-style-name="P5" draw:layer="layout" svg:width="16.703cm" svg:height="0.001cm" svg:x="7.806cm" svg:y="9.4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6" draw:style-name="gr7" draw:text-style-name="P5" draw:layer="layout" svg:width="0.001cm" svg:height="7.737cm" svg:x="8.815cm" svg:y="2.442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32" draw:style-name="gr8" draw:text-style-name="P4" draw:layer="layout" svg:width="2.306cm" svg:height="1.267cm" svg:x="15.508cm" svg:y="9.41cm">
            <text:p text:style-name="P3"><text:span text:style-name="T5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8" draw:text-style-name="P4" draw:layer="layout" svg:width="5.413cm" svg:height="1.266cm" draw:transform="rotate (1.5707963267949) translate (7.454cm 9.035cm)">
            <text:p text:style-name="P3"><text:span text:style-name="T5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6" draw:style-name="gr4" draw:text-style-name="P5" draw:layer="layout" svg:width="14.223cm" svg:height="6.667cm" svg:x="9.25cm" svg:y="2.592cm">
          <draw:image xlink:href="Pictures/10000201000003000000016897AF81DC0B09C500.png" xlink:type="simple" xlink:show="embed" xlink:actuate="onLoad">
            <text:p/>
          </draw:image>
        </draw:frame>
        <draw:frame draw:name="Picture 7" draw:style-name="gr4" draw:text-style-name="P5" xml:id="id1" draw:id="id1" draw:layer="layout" svg:width="14.223cm" svg:height="6.667cm" svg:x="9.25cm" svg:y="2.592cm">
          <draw:image xlink:href="Pictures/1000020100000300000001688AE1EF52D70BFEFF.png" xlink:type="simple" xlink:show="embed" xlink:actuate="onLoad">
            <text:p/>
          </draw:image>
        </draw:frame>
        <draw:frame draw:name="Picture 2" draw:style-name="gr4" draw:text-style-name="P5" xml:id="id2" draw:id="id2" draw:layer="layout" svg:width="14.223cm" svg:height="6.667cm" svg:x="9.23cm" svg:y="2.598cm">
          <draw:image xlink:href="Pictures/100002010000030000000168EA037609FBC9D1B3.png" xlink:type="simple" xlink:show="embed" xlink:actuate="onLoad">
            <text:p/>
          </draw:image>
        </draw:frame>
        <draw:custom-shape draw:name="TextBox 12" draw:style-name="gr9" draw:text-style-name="P4" draw:layer="layout" svg:width="11.116cm" svg:height="1.452cm" svg:x="1.274cm" svg:y="10.825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1" draw:layer="layout" svg:width="11.116cm" svg:height="1.452cm" svg:x="1.274cm" svg:y="10.825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4" draw:text-style-name="P5" draw:layer="layout" svg:width="32.243cm" svg:height="14.71cm" svg:x="0.662cm" svg:y="4.066cm">
          <draw:image xlink:href="Pictures/10000201000004C30000022DBA97DDE92556D04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291000000566830B6ECD6DE779C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68</meta:editing-cycles>
    <meta:creation-date>2017-07-10T20:19:53</meta:creation-date>
    <dc:date>2017-07-23T23:56:20</dc:date>
    <meta:editing-duration>P1DT11H13M</meta:editing-duration>
    <meta:generator>LibreOffice/5.1.6.2$Linux_X86_64 LibreOffice_project/10m0$Build-2</meta:generator>
    <meta:document-statistic meta:object-count="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